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NOVAAVALIACAO2" table:style-name="ta1">
        <table:shapes>
          <draw:frame draw:z-index="0" draw:style-name="gr1" draw:text-style-name="P1" svg:width="15.999cm" svg:height="8.999cm" svg:x="1.667cm" svg:y="0.1cm">
            <draw:object draw:notify-on-update-of-ranges="MOCHILANOVAAVALIACAO2.B1:MOCHILANOVAAVALIACAO2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74cm" svg:y="0.08cm">
            <draw:object draw:notify-on-update-of-ranges="MOCHILANOVAAVALIACAO2.C1:MOCHILANOVAAVALIACAO2.C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5" calcext:value-type="float">
            <text:p>61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8" calcext:value-type="float">
            <text:p>448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224" calcext:value-type="float">
            <text:p>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6:59:37.488993009</dc:date>
    <meta:editing-duration>PT2M12S</meta:editing-duration>
    <meta:editing-cycles>1</meta:editing-cycles>
    <meta:document-statistic meta:table-count="1" meta:cell-count="18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MOCHILA NOVO TESTE 2 - AVALIAÇÕES</text:p>
        </chart:title>
        <chart:plot-area chart:style-name="ch3" table:cell-range-address="MOCHILANOVAAVALIACAO2.B1:MOCHILANOVAAVALIACAO2.B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NOVAAVALIACAO2.B1:MOCHILANOVAAVALIACAO2.B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5">
                <text:p>615</text:p>
                <draw:g>
                  <svg:desc>MOCHILANOVAAVALIACAO2.B1:MOCHILANOVAAVALIACAO2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07cm" svg:y="0.316cm" chart:style-name="ch2">
          <text:p>MOCHILA NOVO TESTE 2 - FITNESS</text:p>
        </chart:title>
        <chart:plot-area chart:style-name="ch3" table:cell-range-address="MOCHILANOVAAVALIACAO2.C1:MOCHILANOVAAVALIACAO2.C60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MOCHILANOVAAVALIACAO2.C1:MOCHILANOVAAVALIACAO2.C60" chart:class="chart:line"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MOCHILANOVAAVALIACAO2.C1:MOCHILANOVAAVALIACAO2.C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